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5000001BD3A00308C2A227679.png" manifest:media-type="image/png"/>
  <manifest:file-entry manifest:full-path="Pictures/100000000000077A00000232AAB0C0F647C193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text-properties officeooo:rsid="003f7c79" officeooo:paragraph-rsid="003f7c79"/>
    </style:style>
    <style:style style:name="T1" style:family="text">
      <style:text-properties fo:language="ru" fo:country="RU" officeooo:rsid="003734e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graph"><draw:frame draw:style-name="fr1" draw:name="Изображение1" text:anchor-type="paragraph" svg:width="17cm" svg:height="8.869cm" draw:z-index="0"><draw:image xlink:href="Pictures/1000000000000355000001BD3A00308C2A227679.png" xlink:type="simple" xlink:show="embed" xlink:actuate="onLoad" loext:mime-type="image/png"/></draw:frame><text:span text:style-name="Strong">Структура сети</text:span></text:p>
      <text:p text:style-name="Text_20_body"><draw:frame draw:style-name="fr2" draw:name="Изображение2" text:anchor-type="paragraph" svg:x="0cm" svg:y="-0.25cm" svg:width="17cm" svg:height="4.99cm" draw:z-index="1"><draw:image xlink:href="Pictures/100000000000077A00000232AAB0C0F647C1934B.png" xlink:type="simple" xlink:show="embed" xlink:actuate="onLoad" loext:mime-type="image/png"/></draw:frame>Таблица соседей роутеров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9T10:13:37.217000000</meta:creation-date>
    <dc:date>2022-12-24T12:22:31.061000000</dc:date>
    <meta:editing-duration>PT2H51M41S</meta:editing-duration>
    <meta:editing-cycles>22</meta:editing-cycles>
    <meta:generator>LibreOffice/6.2.0.3$Windows_X86_64 LibreOffice_project/98c6a8a1c6c7b144ce3cc729e34964b47ce25d62</meta:generator>
    <meta:document-statistic meta:table-count="0" meta:image-count="2" meta:object-count="0" meta:page-count="1" meta:paragraph-count="2" meta:word-count="5" meta:character-count="38" meta:non-whitespace-character-count="35"/>
  </office:meta>
</office:document-meta>
</file>